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 style:list-style-name="L1">
      <style:text-properties style:font-name="Liberation Sans"/>
    </style:style>
    <style:style style:name="P3" style:family="paragraph" style:parent-style-name="Standard" style:list-style-name="L2">
      <style:text-properties style:font-name="Liberation Sans"/>
    </style:style>
    <style:style style:name="P4" style:family="paragraph" style:parent-style-name="Standard">
      <style:text-properties style:font-name="Liberation Sans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ans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 style:list-style-name="L3">
      <style:text-properties style:font-name="Liberation Sans"/>
    </style:style>
    <style:style style:name="P7" style:family="paragraph" style:parent-style-name="Standard" style:list-style-name="L4">
      <style:text-properties style:font-name="Liberation Sans"/>
    </style:style>
    <style:style style:name="P8" style:family="paragraph" style:parent-style-name="Standard" style:list-style-name="L4"/>
    <style:style style:name="T1" style:family="text">
      <style:text-properties style:font-name="Liberation Sans"/>
    </style:style>
    <style:style style:name="T2" style:family="text">
      <style:text-properties officeooo:rsid="001e59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HeartRPG </text:span>Gameplay</text:p>
      <text:p text:style-name="P1"/>
      <text:p text:style-name="P4">Pillars</text:p>
      <text:list xml:id="list351390781" text:style-name="L1">
        <text:list-item>
          <text:p text:style-name="P2">Non-combat first-person mystery</text:p>
        </text:list-item>
        <text:list-item>
          <text:p text:style-name="P2">Character- and Player-driven story revolving around </text:p>
        </text:list-item>
        <text:list-item>
          <text:p text:style-name="P2">Dark themes and events in a bright happy atmosphere</text:p>
        </text:list-item>
      </text:list>
      <text:p text:style-name="P1"/>
      <text:p text:style-name="P4">Gameloop</text:p>
      <text:list xml:id="list3018395074" text:style-name="L2">
        <text:list-item>
          <text:p text:style-name="P3">Revelation – Event that incites the next phase of a mystery</text:p>
          <text:list>
            <text:list-item>
              <text:p text:style-name="P3">first revelation is an inciting incident of new mystery</text:p>
            </text:list-item>
            <text:list-item>
              <text:p text:style-name="P3">all other are from the players revelations as they solve the case</text:p>
            </text:list-item>
          </text:list>
        </text:list-item>
        <text:list-item>
          <text:p text:style-name="P3">Observation - gather information from the environment, testimony, and reports</text:p>
        </text:list-item>
        <text:list-item>
          <text:p text:style-name="P3">Make connections - Putting the puzzle together to form the picture</text:p>
        </text:list-item>
        <text:list-item>
          <text:p text:style-name="P3">Revelation - Connections made by the player pushing them to the next cycle</text:p>
          <text:list>
            <text:list-item>
              <text:p text:style-name="P3">needs to be impactful</text:p>
            </text:list-item>
          </text:list>
        </text:list-item>
      </text:list>
      <text:p text:style-name="P1"/>
      <text:p text:style-name="P1">Motivators</text:p>
      <text:list xml:id="list1242378018" text:style-name="L3">
        <text:list-item>
          <text:p text:style-name="P6">making the connections to make revelations</text:p>
        </text:list-item>
        <text:list-item>
          <text:p text:style-name="P6">solving the mysteries</text:p>
        </text:list-item>
        <text:list-item>
          <text:p text:style-name="P6">interacting with the characters and learning about them</text:p>
        </text:list-item>
        <text:list-item>
          <text:p text:style-name="P6">humor and kindness in the face of difficult situations</text:p>
        </text:list-item>
      </text:list>
      <text:p text:style-name="P1"/>
      <text:p text:style-name="P1">Features</text:p>
      <text:list xml:id="list890465157" text:style-name="L4">
        <text:list-item>
          <text:p text:style-name="P7">Character</text:p>
          <text:list>
            <text:list-item>
              <text:p text:style-name="P7">Movement</text:p>
            </text:list-item>
            <text:list-item>
              <text:p text:style-name="P7">Collision</text:p>
            </text:list-item>
          </text:list>
        </text:list-item>
        <text:list-item>
          <text:p text:style-name="P7">Player</text:p>
          <text:list>
            <text:list-item>
              <text:p text:style-name="P7">Character</text:p>
            </text:list-item>
            <text:list-item>
              <text:p text:style-name="P7">Controls</text:p>
            </text:list-item>
            <text:list-item>
              <text:p text:style-name="P7">Interactions</text:p>
            </text:list-item>
          </text:list>
        </text:list-item>
        <text:list-item>
          <text:p text:style-name="P7">NPC</text:p>
          <text:list>
            <text:list-item>
              <text:p text:style-name="P7">Character</text:p>
            </text:list-item>
            <text:list-item>
              <text:p text:style-name="P7">Dialogue</text:p>
            </text:list-item>
          </text:list>
        </text:list-item>
        <text:list-item>
          <text:p text:style-name="P8"><text:span text:style-name="T1">Journal Map</text:span>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8.2cm" fo:page-height="25.7cm" style:num-format="1" style:print-orientation="portrait" fo:margin-top="1.21cm" fo:margin-bottom="1.21cm" fo:margin-left="1.21cm" fo:margin-right="1.2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26T10:25:42.079021749</meta:creation-date>
    <dc:title>MeDefault</dc:title>
    <meta:editing-duration>PT5M50S</meta:editing-duration>
    <meta:editing-cycles>4</meta:editing-cycles>
    <meta:generator>LibreOffice/6.3.6.2$Linux_X86_64 LibreOffice_project/30$Build-2</meta:generator>
    <dc:date>2020-07-26T10:31:33.052107861</dc:date>
    <meta:document-statistic meta:table-count="0" meta:image-count="0" meta:object-count="0" meta:page-count="1" meta:paragraph-count="30" meta:word-count="156" meta:character-count="890" meta:non-whitespace-character-count="787"/>
    <meta:template xlink:type="simple" xlink:actuate="onRequest" xlink:title="MeDefault" xlink:href="../../../../Templates/MeDefault.ott" meta:date="2020-07-26T10:25:41.414440630"/>
  </office:meta>
</office:document-meta>
</file>